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y_input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well_nam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TVD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D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_A2</text:p>
          </table:table-cell>
          <table:table-cell office:value-type="float" office:value="299.23" table:style-name="ce1">
            <text:p>299.23</text:p>
          </table:table-cell>
          <table:table-cell office:value-type="float" office:value="460994.9" table:style-name="ce1">
            <text:p>460994.9</text:p>
          </table:table-cell>
          <table:table-cell office:value-type="float" office:value="5933813.29" table:style-name="ce1">
            <text:p>5933813.29</text:p>
          </table:table-cell>
          <table:table-cell office:value-type="float" office:value="1697.9" table:style-name="ce1">
            <text:p>1697.9</text:p>
          </table:table-cell>
          <table:table-cell office:value-type="float" office:value="1648.9" table:style-name="ce1">
            <text:p>1648.9</text:p>
          </table:table-cell>
          <table:table-cell office:value-type="string" table:style-name="ce1">
            <text:p>Valysar</text:p>
          </table:table-cell>
          <table:table-cell office:value-type="date" office:date-value="2018-03-01T00:00:00" table:style-name="ce2">
            <text:p>2018-03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_A6</text:p>
          </table:table-cell>
          <table:table-cell office:value-type="float" office:value="280.85000000000002" table:style-name="ce1">
            <text:p>280.85</text:p>
          </table:table-cell>
          <table:table-cell office:value-type="float" office:value="461292.74" table:style-name="ce1">
            <text:p>461292.74</text:p>
          </table:table-cell>
          <table:table-cell office:value-type="float" office:value="5931883.2599999998" table:style-name="ce1">
            <text:p>5931883.26</text:p>
          </table:table-cell>
          <table:table-cell office:value-type="float" office:value="1759.9" table:style-name="ce1">
            <text:p>1759.9</text:p>
          </table:table-cell>
          <table:table-cell office:value-type="float" office:value="1710.9" table:style-name="ce1">
            <text:p>1710.9</text:p>
          </table:table-cell>
          <table:table-cell office:value-type="string" table:style-name="ce1">
            <text:p>Therys</text:p>
          </table:table-cell>
          <table:table-cell office:value-type="date" office:date-value="2018-11-07T00:00:00" table:style-name="ce2">
            <text:p>2018-1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_A6</text:p>
          </table:table-cell>
          <table:table-cell office:value-type="float" office:value="286.41000000000003" table:style-name="ce1">
            <text:p>286.41</text:p>
          </table:table-cell>
          <table:table-cell office:value-type="float" office:value="461292.74" table:style-name="ce1">
            <text:p>461292.74</text:p>
          </table:table-cell>
          <table:table-cell office:value-type="float" office:value="5931883.2599999998" table:style-name="ce1">
            <text:p>5931883.26</text:p>
          </table:table-cell>
          <table:table-cell office:value-type="float" office:value="1777.4" table:style-name="ce1">
            <text:p>1777.4</text:p>
          </table:table-cell>
          <table:table-cell office:value-type="float" office:value="1728.4" table:style-name="ce1">
            <text:p>1728.4</text:p>
          </table:table-cell>
          <table:table-cell office:value-type="string" table:style-name="ce1">
            <text:p>Volon</text:p>
          </table:table-cell>
          <table:table-cell office:value-type="date" office:date-value="2018-11-07T00:00:00" table:style-name="ce2">
            <text:p>2018-11-07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Daniel Berge Sollien</dc:creator>
    <meta:creation-date>2024-03-15T08:12:30Z</meta:creation-date>
    <dc:date>2024-04-29T14:01:01Z</dc:date>
    <meta:editing-cycles>3</meta:editing-cycles>
    <meta:editing-duration>PT363S</meta:editing-duration>
  </office:meta>
</office:document-meta>
</file>